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251d27" officeooo:paragraph-rsid="000dd02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attore" style:list-style-name="Numerazione_20_UC"/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6d6df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dd021"/>
    </style:style>
    <style:style style:name="T4" style:family="text">
      <style:text-properties officeooo:rsid="0006d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76824" text:style-name="Numerazione_20_UC">
              <text:list-item text:start-value="1">
                <text:p text:style-name="P6">L'utente seleziona un argomento dal forum <text:s/>(include <text:span text:style-name="T1">Visualizza Lista Argomenti</text:span>)</text:p>
                <text:p text:style-name="P5"/>
              </text:list-item>
              <text:list-item>
                <text:p text:style-name="Azione_20_sistema">Il sistema most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'argomento richiesto</text:p>
            <text:p text:style-name="Table_20_Contents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non dovrà richi<text:span text:style-name="T3">e</text:span>dere piu' di 5 secondi</text:p>
          </table:table-cell>
        </table:table-row>
      </table:table>
      <text:p text:style-name="P4"/>
      <text:p text:style-name="P7"><text:span text:style-name="T4">UC_H_39_Visualizzazione argomento forum: </text:span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T3S</meta:editing-duration>
    <meta:editing-cycles>9</meta:editing-cycles>
    <meta:generator>LibreOffice/3.6$Windows_x86 LibreOffice_project/da8c1e6-fd468f4-454e206-f42a4a9-143cfd</meta:generator>
    <dc:date>2012-10-22T23:36:47.43</dc:date>
    <meta:document-statistic meta:table-count="1" meta:image-count="0" meta:object-count="0" meta:page-count="1" meta:paragraph-count="19" meta:word-count="97" meta:character-count="721" meta:non-whitespace-character-count="643"/>
  </office:meta>
</office:document-meta>
</file>